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leftToRight" smil:direction="rever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oneBlad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threeBlad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1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eightBlade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1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Right" smil:direction="reverse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1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" smil:direction="reverse"/>
    </style:style>
    <style:style style:name="dp1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 smil:direction="reverse"/>
    </style:style>
    <style:style style:name="dp1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Right" smil:direction="reverse"/>
    </style:style>
    <style:style style:name="dp1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 smil:direction="reverse"/>
    </style:style>
    <style:style style:name="dp1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Left" smil:direction="reverse"/>
    </style:style>
    <style:style style:name="dp1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2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randomBarWipe" smil:subtype="horizontal"/>
    </style:style>
    <style:style style:name="dp2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checkerBoardWipe" smil:subtype="across"/>
    </style:style>
    <style:style style:name="dp2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2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irisWipe" smil:subtype="diamond"/>
    </style:style>
    <style:style style:name="dp2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irisWipe" smil:subtype="rectangle"/>
    </style:style>
    <style:style style:name="dp2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 smil:direction="reverse"/>
    </style:style>
    <style:style style:name="dp2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fanWipe" smil:subtype="centerTop"/>
    </style:style>
    <style:style style:name="dp2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3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lindsWipe" smil:subtype="horizontal"/>
    </style:style>
    <style:style style:name="dp3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3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fadeOverColor"/>
    </style:style>
    <style:style style:name="dp3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3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Right"/>
    </style:style>
    <style:style style:name="dp3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/>
    </style:style>
    <style:style style:name="dp3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"/>
    </style:style>
    <style:style style:name="dp3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3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Right"/>
    </style:style>
    <style:style style:name="dp3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/>
    </style:style>
    <style:style style:name="dp4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Left"/>
    </style:style>
    <style:style style:name="dp4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4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combHorizontal"/>
    </style:style>
    <style:style style:name="dp4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Vertical"/>
    </style:style>
    <style:style style:name="dp4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4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4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fromRight"/>
    </style:style>
    <style:style style:name="dp4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Left"/>
    </style:style>
    <style:style style:name="dp4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fromBottom"/>
    </style:style>
    <style:style style:name="dp4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5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nDoorWipe" smil:subtype="horizontal"/>
    </style:style>
    <style:style style:name="dp5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vertical" smil:direction="reverse"/>
    </style:style>
    <style:style style:name="dp5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nDoorWipe" smil:subtype="vertical"/>
    </style:style>
    <style:style style:name="dp5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5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waterfallWipe" smil:subtype="horizontalLeft" smil:direction="reverse"/>
    </style:style>
    <style:style style:name="dp5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dp5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waterfallWipe" smil:subtype="horizontalRight" smil:direction="reverse"/>
    </style:style>
    <style:style style:name="dp5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5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cornersOut"/>
    </style:style>
    <style:style style:name="dp5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ircle"/>
    </style:style>
    <style:style style:name="dp6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fanOutHorizontal"/>
    </style:style>
    <style:style style:name="dp6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In"/>
    </style:style>
    <style:style style:name="dp6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leftToRight"/>
    </style:style>
    <style:style style:name="dp6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6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topLeft"/>
    </style:style>
    <style:style style:name="dp6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Right"/>
    </style:style>
    <style:style style:name="dp6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bottomRight"/>
    </style:style>
    <style:style style:name="dp6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Left"/>
    </style:style>
    <style:style style:name="dp6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topCenter"/>
    </style:style>
    <style:style style:name="dp6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7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bottomCenter"/>
    </style:style>
    <style:style style:name="dp7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dp7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zoom" smil:subtype="rotateIn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Wipe Up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xml:id="id2" draw:id="id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ipe Right</text:span></text:p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32" xml:id="id3" draw:id="id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ipe Left</text:span></text:p>
          </draw:text-box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32" xml:id="id4" draw:id="id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ipe Down</text:span></text:p>
          </draw:text-box>
        </draw:fram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32" xml:id="id5" draw:id="id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1 Spoke</text:span>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32" xml:id="id6" draw:id="id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2 Spokes</text:span></text:p>
          </draw:text-box>
        </draw:frame>
        <anim:par presentation:node-type="timing-root">
          <anim:par smil:begin="id6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32" xml:id="id7" draw:id="id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3 Spokes</text:span></text:p>
          </draw:text-box>
        </draw:frame>
        <anim:par presentation:node-type="timing-root">
          <anim:par smil:begin="id7.begin">
            <anim:transitionFilter smil:dur="2s" smil:type="pinWheelWipe" smil:subtype="thre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32" xml:id="id8" draw:id="id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4 Spokes</text:span></text:p>
          </draw:text-box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32" xml:id="id9" draw:id="id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8 spokes</text:span></text:p>
          </draw:text-box>
        </draw:frame>
        <anim:par presentation:node-type="timing-root">
          <anim:par smil:begin="id9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1T32" xml:id="id10" draw:id="id1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Down</text:span></text:p>
          </draw:text-box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1T32" xml:id="id11" draw:id="id1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Left</text:span></text:p>
          </draw:text-box>
        </draw:frame>
        <anim:par presentation:node-type="timing-root">
          <anim:par smil:begin="id11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Right</text:span></text:p>
          </draw:text-box>
        </draw:frame>
        <anim:par presentation:node-type="timing-root">
          <anim:par smil:begin="id1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1T32" xml:id="id13" draw:id="id1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Up</text:span></text:p>
          </draw:text-box>
        </draw:frame>
        <anim:par presentation:node-type="timing-root">
          <anim:par smil:begin="id13.begin">
            <anim:transitionFilter smil:dur="2s" smil:type="slideWipe" smil:subtype="from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" presentation:presentation-page-layout-name="AL1T32" xml:id="id14" draw:id="id1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Left-Down</text:span></text:p>
          </draw:text-box>
        </draw:frame>
        <anim:par presentation:node-type="timing-root">
          <anim:par smil:begin="id14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" presentation:presentation-page-layout-name="AL1T32" xml:id="id15" draw:id="id1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Left-Up</text:span></text:p>
          </draw:text-box>
        </draw:frame>
        <anim:par presentation:node-type="timing-root">
          <anim:par smil:begin="id15.begin">
            <anim:transitionFilter smil:dur="2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Default" presentation:presentation-page-layout-name="AL1T32" xml:id="id16" draw:id="id1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Right-Down</text:span></text:p>
          </draw:text-box>
        </draw:frame>
        <anim:par presentation:node-type="timing-root">
          <anim:par smil:begin="id16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Default" presentation:presentation-page-layout-name="AL1T32" xml:id="id17" draw:id="id1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Right-Up</text:span></text:p>
          </draw:text-box>
        </draw:frame>
        <anim:par presentation:node-type="timing-root">
          <anim:par smil:begin="id17.begin">
            <anim:transitionFilter smil:dur="2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9" draw:master-page-name="Default" presentation:presentation-page-layout-name="AL1T32" xml:id="id18" draw:id="id1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andom Bars Vertical</text:span></text:p>
          </draw:text-box>
        </draw:frame>
        <anim:par presentation:node-type="timing-root">
          <anim:par smil:begin="id18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0" draw:master-page-name="Default" presentation:presentation-page-layout-name="AL1T32" xml:id="id19" draw:id="id1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andom Bars Horizontal</text:span></text:p>
          </draw:text-box>
        </draw:frame>
        <anim:par presentation:node-type="timing-root">
          <anim:par smil:begin="id19.begin">
            <anim:transitionFilter smil:dur="2s" smil:type="randomBar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21" draw:master-page-name="Default" presentation:presentation-page-layout-name="AL1T32" xml:id="id20" draw:id="id2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heckerboard Down</text:span></text:p>
          </draw:text-box>
        </draw:frame>
        <anim:par presentation:node-type="timing-root">
          <anim:par smil:begin="id2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2" draw:master-page-name="Default" presentation:presentation-page-layout-name="AL1T32" xml:id="id21" draw:id="id2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heckerboard Across</text:span></text:p>
          </draw:text-box>
        </draw:frame>
        <anim:par presentation:node-type="timing-root">
          <anim:par smil:begin="id21.begin">
            <anim:transitionFilter smil:dur="2s" smil:type="checkerBoard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23" draw:master-page-name="Default" presentation:presentation-page-layout-name="AL1T32" xml:id="id22" draw:id="id2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hape Plus</text:span></text:p>
          </draw:text-box>
        </draw:frame>
        <anim:par presentation:node-type="timing-root">
          <anim:par smil:begin="id22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24" draw:master-page-name="Default" presentation:presentation-page-layout-name="AL1T32" xml:id="id23" draw:id="id2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hape Diamond</text:span></text:p>
          </draw:text-box>
        </draw:frame>
        <anim:par presentation:node-type="timing-root">
          <anim:par smil:begin="id23.begin">
            <anim:transitionFilter smil:dur="2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25" draw:master-page-name="Default" presentation:presentation-page-layout-name="AL1T32" xml:id="id24" draw:id="id2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hape Circle</text:span></text:p>
          </draw:text-box>
        </draw:frame>
        <anim:par presentation:node-type="timing-root">
          <anim:par smil:begin="id24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26" draw:master-page-name="Default" presentation:presentation-page-layout-name="AL1T32" xml:id="id25" draw:id="id2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Box Out</text:span></text:p>
          </draw:text-box>
        </draw:frame>
        <anim:par presentation:node-type="timing-root">
          <anim:par smil:begin="id2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27" draw:master-page-name="Default" presentation:presentation-page-layout-name="AL1T32" xml:id="id26" draw:id="id2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Box In</text:span></text:p>
          </draw:text-box>
        </draw:frame>
        <anim:par presentation:node-type="timing-root">
          <anim:par smil:begin="id26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28" draw:master-page-name="Default" presentation:presentation-page-layout-name="AL1T32" xml:id="id27" draw:id="id2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edge</text:span></text:p>
          </draw:text-box>
        </draw:frame>
        <anim:par presentation:node-type="timing-root">
          <anim:par smil:begin="id27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29" draw:master-page-name="Default" presentation:presentation-page-layout-name="AL1T32" xml:id="id28" draw:id="id2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enetian Blinds Vertical</text:span></text:p>
          </draw:text-box>
        </draw:frame>
        <anim:par presentation:node-type="timing-root">
          <anim:par smil:begin="id28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0" draw:master-page-name="Default" presentation:presentation-page-layout-name="AL1T32" xml:id="id29" draw:id="id2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enetian Blinds Horizontal</text:span></text:p>
          </draw:text-box>
        </draw:frame>
        <anim:par presentation:node-type="timing-root">
          <anim:par smil:begin="id29.begin">
            <anim:transitionFilter smil:dur="2s" smil:type="blinds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1" draw:master-page-name="Default" presentation:presentation-page-layout-name="AL1T32" xml:id="id30" draw:id="id3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ade Through Black</text:span></text:p>
          </draw:text-box>
        </draw:frame>
        <anim:par presentation:node-type="timing-root">
          <anim:par smil:begin="id3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2" draw:master-page-name="Default" presentation:presentation-page-layout-name="AL1T32" xml:id="id31" draw:id="id3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ut Through Black</text:span></text:p>
          </draw:text-box>
        </draw:frame>
        <anim:par presentation:node-type="timing-root">
          <anim:par smil:begin="id31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3" draw:master-page-name="Default" presentation:presentation-page-layout-name="AL1T32" xml:id="id32" draw:id="id3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Down</text:span></text:p>
          </draw:text-box>
        </draw:frame>
        <anim:par presentation:node-type="timing-root">
          <anim:par smil:begin="id3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4" draw:master-page-name="Default" presentation:presentation-page-layout-name="AL1T32" xml:id="id33" draw:id="id3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Left</text:span></text:p>
          </draw:text-box>
        </draw:frame>
        <anim:par presentation:node-type="timing-root">
          <anim:par smil:begin="id33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5" draw:master-page-name="Default" presentation:presentation-page-layout-name="AL1T32" xml:id="id34" draw:id="id3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Right</text:span></text:p>
          </draw:text-box>
        </draw:frame>
        <anim:par presentation:node-type="timing-root">
          <anim:par smil:begin="id34.begin">
            <anim:transitionFilter smil:dur="2s" smil:type="slide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6" draw:master-page-name="Default" presentation:presentation-page-layout-name="AL1T32" xml:id="id35" draw:id="id3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Up</text:span></text:p>
          </draw:text-box>
        </draw:frame>
        <anim:par presentation:node-type="timing-root">
          <anim:par smil:begin="id35.begin">
            <anim:transitionFilter smil:dur="2s" smil:type="slide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7" draw:master-page-name="Default" presentation:presentation-page-layout-name="AL1T32" xml:id="id36" draw:id="id3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Left-Down</text:span></text:p>
          </draw:text-box>
        </draw:frame>
        <anim:par presentation:node-type="timing-root">
          <anim:par smil:begin="id3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8" draw:master-page-name="Default" presentation:presentation-page-layout-name="AL1T32" xml:id="id37" draw:id="id3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Left-Up</text:span></text:p>
          </draw:text-box>
        </draw:frame>
        <anim:par presentation:node-type="timing-root">
          <anim:par smil:begin="id37.begin">
            <anim:transitionFilter smil:dur="2s" smil:type="slideWipe" smil:subtype="from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9" draw:master-page-name="Default" presentation:presentation-page-layout-name="AL1T32" xml:id="id38" draw:id="id3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Right-Down</text:span></text:p>
          </draw:text-box>
        </draw:frame>
        <anim:par presentation:node-type="timing-root">
          <anim:par smil:begin="id38.begin">
            <anim:transitionFilter smil:dur="2s" smil:type="slideWipe" smil:subtype="from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0" draw:master-page-name="Default" presentation:presentation-page-layout-name="AL1T32" xml:id="id39" draw:id="id3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Right-Up</text:span></text:p>
          </draw:text-box>
        </draw:frame>
        <anim:par presentation:node-type="timing-root">
          <anim:par smil:begin="id39.begin">
            <anim:transitionFilter smil:dur="2s" smil:type="slideWipe" smil:subtype="from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1" draw:master-page-name="Default" presentation:presentation-page-layout-name="AL1T32" xml:id="id40" draw:id="id4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ssolve</text:span></text:p>
          </draw:text-box>
        </draw:frame>
        <anim:par presentation:node-type="timing-root">
          <anim:par smil:begin="id40.begin">
            <anim:transitionFilter smil:dur="2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2" draw:master-page-name="Default" presentation:presentation-page-layout-name="AL1T32" xml:id="id41" draw:id="id4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mb Horizontal</text:span></text:p>
          </draw:text-box>
        </draw:frame>
        <anim:par presentation:node-type="timing-root">
          <anim:par smil:begin="id41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3" draw:master-page-name="Default" presentation:presentation-page-layout-name="AL1T32" xml:id="id42" draw:id="id4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mb Vertical</text:span></text:p>
          </draw:text-box>
        </draw:frame>
        <anim:par presentation:node-type="timing-root">
          <anim:par smil:begin="id42.begin">
            <anim:transitionFilter smil:dur="2s" smil:type="pushWipe" smil:subtype="comb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4" draw:master-page-name="Default" presentation:presentation-page-layout-name="AL1T32" xml:id="id43" draw:id="id4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ade Smoothly</text:span></text:p>
          </draw:text-box>
        </draw:frame>
        <anim:par presentation:node-type="timing-root">
          <anim:par smil:begin="id4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5" draw:master-page-name="Default" presentation:presentation-page-layout-name="AL1T32" xml:id="id44" draw:id="id4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Push Down</text:span></text:p>
          </draw:text-box>
        </draw:frame>
        <anim:par presentation:node-type="timing-root">
          <anim:par smil:begin="id44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6" draw:master-page-name="Default" presentation:presentation-page-layout-name="AL1T32" xml:id="id45" draw:id="id4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Push Left</text:span></text:p>
          </draw:text-box>
        </draw:frame>
        <anim:par presentation:node-type="timing-root">
          <anim:par smil:begin="id4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7" draw:master-page-name="Default" presentation:presentation-page-layout-name="AL1T32" xml:id="id46" draw:id="id4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Push Right</text:span></text:p>
          </draw:text-box>
        </draw:frame>
        <anim:par presentation:node-type="timing-root">
          <anim:par smil:begin="id46.begin">
            <anim:transitionFilter smil:dur="2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8" draw:master-page-name="Default" presentation:presentation-page-layout-name="AL1T32" xml:id="id47" draw:id="id4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Push Up</text:span></text:p>
          </draw:text-box>
        </draw:frame>
        <anim:par presentation:node-type="timing-root">
          <anim:par smil:begin="id47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9" draw:master-page-name="Default" presentation:presentation-page-layout-name="AL1T32" xml:id="id48" draw:id="id4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plit Horizontal In</text:span></text:p>
          </draw:text-box>
        </draw:frame>
        <anim:par presentation:node-type="timing-root">
          <anim:par smil:begin="id48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0" draw:master-page-name="Default" presentation:presentation-page-layout-name="AL1T32" xml:id="id49" draw:id="id4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plit Horizontal Out</text:span></text:p>
          </draw:text-box>
        </draw:frame>
        <anim:par presentation:node-type="timing-root">
          <anim:par smil:begin="id49.begin">
            <anim:transitionFilter smil:dur="2s" smil:type="barnDoor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1" draw:master-page-name="Default" presentation:presentation-page-layout-name="AL1T32" xml:id="id50" draw:id="id5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plit Vertical In</text:span></text:p>
          </draw:text-box>
        </draw:frame>
        <anim:par presentation:node-type="timing-root">
          <anim:par smil:begin="id50.begin">
            <anim:transitionFilter smil:dur="2s" smil:type="barnDoorWipe" smil:subtype="vertic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2" draw:master-page-name="Default" presentation:presentation-page-layout-name="AL1T32" xml:id="id51" draw:id="id5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plit Vertical Out</text:span></text:p>
          </draw:text-box>
        </draw:frame>
        <anim:par presentation:node-type="timing-root">
          <anim:par smil:begin="id51.begin">
            <anim:transitionFilter smil:dur="2s" smil:type="barnDoo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3" draw:master-page-name="Default" presentation:presentation-page-layout-name="AL1T32" xml:id="id52" draw:id="id5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agonal Squares Left-Down</text:span></text:p>
          </draw:text-box>
        </draw:frame>
        <anim:par presentation:node-type="timing-root">
          <anim:par smil:begin="id52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4" draw:master-page-name="Default" presentation:presentation-page-layout-name="AL1T32" xml:id="id53" draw:id="id5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agonal Squares Left-Up</text:span></text:p>
          </draw:text-box>
        </draw:frame>
        <anim:par presentation:node-type="timing-root">
          <anim:par smil:begin="id53.begin">
            <anim:transitionFilter smil:dur="2s" smil:type="waterfallWipe" smil:subtype="horizontal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5" draw:master-page-name="Default" presentation:presentation-page-layout-name="AL1T32" xml:id="id54" draw:id="id5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agonal Squares Right-Down</text:span></text:p>
          </draw:text-box>
        </draw:frame>
        <anim:par presentation:node-type="timing-root">
          <anim:par smil:begin="id54.begin">
            <anim:transitionFilter smil:dur="2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6" draw:master-page-name="Default" presentation:presentation-page-layout-name="AL1T32" xml:id="id55" draw:id="id5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agonal Squares Right-Up</text:span></text:p>
          </draw:text-box>
        </draw:frame>
        <anim:par presentation:node-type="timing-root">
          <anim:par smil:begin="id55.begin">
            <anim:transitionFilter smil:dur="2s" smil:type="waterfallWipe" smil:subtype="horizontal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7" draw:master-page-name="Default" presentation:presentation-page-layout-name="AL1T32" xml:id="id56" draw:id="id5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lipping tiles</text:span></text:p>
          </draw:text-box>
        </draw:frame>
        <anim:par presentation:node-type="timing-root">
          <anim:par smil:begin="id5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58" draw:master-page-name="Default" presentation:presentation-page-layout-name="AL1T32" xml:id="id57" draw:id="id5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Outside turning cube</text:span></text:p>
          </draw:text-box>
        </draw:frame>
        <anim:par presentation:node-type="timing-root">
          <anim:par smil:begin="id57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59" draw:master-page-name="Default" presentation:presentation-page-layout-name="AL1T32" xml:id="id58" draw:id="id5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evolving circles</text:span></text:p>
          </draw:text-box>
        </draw:frame>
        <anim:par presentation:node-type="timing-root">
          <anim:par smil:begin="id58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60" draw:master-page-name="Default" presentation:presentation-page-layout-name="AL1T32" xml:id="id59" draw:id="id5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Turning helix</text:span></text:p>
          </draw:text-box>
        </draw:frame>
        <anim:par presentation:node-type="timing-root">
          <anim:par smil:begin="id59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61" draw:master-page-name="Default" presentation:presentation-page-layout-name="AL1T32" xml:id="id60" draw:id="id6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Inside turning cube</text:span></text:p>
          </draw:text-box>
        </draw:frame>
        <anim:par presentation:node-type="timing-root">
          <anim:par smil:begin="id60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62" draw:master-page-name="Default" presentation:presentation-page-layout-name="AL1T32" xml:id="id61" draw:id="id6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all</text:span></text:p>
          </draw:text-box>
        </draw:frame>
        <anim:par presentation:node-type="timing-root">
          <anim:par smil:begin="id61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63" draw:master-page-name="Default" presentation:presentation-page-layout-name="AL1T32" xml:id="id62" draw:id="id6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Turn around</text:span></text:p>
          </draw:text-box>
        </draw:frame>
        <anim:par presentation:node-type="timing-root">
          <anim:par smil:begin="id6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64" draw:master-page-name="Default" presentation:presentation-page-layout-name="AL1T32" xml:id="id63" draw:id="id6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Iris</text:span></text:p>
          </draw:text-box>
        </draw:frame>
        <anim:par presentation:node-type="timing-root">
          <anim:par smil:begin="id63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65" draw:master-page-name="Default" presentation:presentation-page-layout-name="AL1T32" xml:id="id64" draw:id="id6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Turn down</text:span></text:p>
          </draw:text-box>
        </draw:frame>
        <anim:par presentation:node-type="timing-root">
          <anim:par smil:begin="id64.begin">
            <anim:transitionFilter smil:dur="2s" smil:type="miscShapeWipe" smil:subtype="top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66" draw:master-page-name="Default" presentation:presentation-page-layout-name="AL1T32" xml:id="id65" draw:id="id6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ochade</text:span></text:p>
          </draw:text-box>
        </draw:frame>
        <anim:par presentation:node-type="timing-root">
          <anim:par smil:begin="id65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67" draw:master-page-name="Default" presentation:presentation-page-layout-name="AL1T32" xml:id="id66" draw:id="id6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enetian Blinds 3d Vertical</text:span></text:p>
          </draw:text-box>
        </draw:frame>
        <anim:par presentation:node-type="timing-root">
          <anim:par smil:begin="id6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68" draw:master-page-name="Default" presentation:presentation-page-layout-name="AL1T32" xml:id="id67" draw:id="id6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enetian Blinds 3d Horizontal</text:span></text:p>
          </draw:text-box>
        </draw:frame>
        <anim:par presentation:node-type="timing-root">
          <anim:par smil:begin="id67.begin">
            <anim:transitionFilter smil:dur="2s" smil:type="miscShapeWipe" smil:subtype="top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69" draw:master-page-name="Default" presentation:presentation-page-layout-name="AL1T32" xml:id="id68" draw:id="id6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tatic</text:span></text:p>
          </draw:text-box>
        </draw:frame>
        <anim:par presentation:node-type="timing-root">
          <anim:par smil:begin="id68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70" draw:master-page-name="Default" presentation:presentation-page-layout-name="AL1T32" xml:id="id69" draw:id="id6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ine Dissolve</text:span></text:p>
          </draw:text-box>
        </draw:frame>
        <anim:par presentation:node-type="timing-root">
          <anim:par smil:begin="id69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71" draw:master-page-name="Default" presentation:presentation-page-layout-name="AL1T32" xml:id="id70" draw:id="id7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ortex</text:span></text:p>
          </draw:text-box>
        </draw:frame>
        <anim:par presentation:node-type="timing-root">
          <anim:par smil:begin="id70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72" draw:master-page-name="Default" presentation:presentation-page-layout-name="AL1T32" xml:id="id71" draw:id="id7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Newsflash</text:span></text:p>
          </draw:text-box>
        </draw:frame>
        <anim:par presentation:node-type="timing-root">
          <anim:par smil:begin="id71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aecf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aecf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5.191cm" svg:height="12.182cm" svg:x="1.398cm" svg:y="4.914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1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10:19:11.174032624</meta:creation-date>
    <dc:date>2015-11-05T13:03:16.430156204</dc:date>
    <meta:editing-duration>PT54M55S</meta:editing-duration>
    <meta:editing-cycles>19</meta:editing-cycles>
    <meta:generator>LibreOfficeDev/5.1.0.0.alpha1$Linux_X86_64 LibreOffice_project/c771d2174f8f140c534c0ed3eef8320f441a131b</meta:generator>
    <meta:document-statistic meta:object-count="234"/>
  </office:meta>
</office:document-meta>
</file>